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text-properties officeooo:paragraph-rsid="002075e7"/>
    </style:style>
    <style:style style:name="P2" style:family="paragraph" style:parent-style-name="Standard">
      <style:text-properties officeooo:rsid="0023f50b" officeooo:paragraph-rsid="0023f50b"/>
    </style:style>
    <style:style style:name="P3" style:family="paragraph" style:parent-style-name="Standard" style:master-page-name="master_5f_left_20_page">
      <style:paragraph-properties style:page-number="auto"/>
    </style:style>
    <style:style style:name="T1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fo:font-size="40pt" fo:font-style="italic" fo:font-weight="normal" officeooo:rsid="002ec1a1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font-size="40pt" fo:font-style="italic" fo:font-weight="normal" officeooo:rsid="0031000a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font-size="40pt" fo:font-style="italic" fo:font-weight="normal" officeooo:rsid="0032e5f5" style:font-size-asian="40pt" style:font-style-asian="italic" style:font-weight-asian="normal" style:font-size-complex="4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h text:style-name="Section_20_title" text:outline-level="1"><text:span text:style-name="T1">EEZ Studio<text:line-break/></text:span><text:span text:style-name="T3">Actions</text:span>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Section_20_title" style:display-name="Section title" style:family="paragraph" style:parent-style-name="Standard" style:default-outline-level="1" style:list-style-name="" style:master-page-name="">
      <style:paragraph-properties fo:text-align="center" style:justify-single-word="false" style:page-number="auto"/>
      <style:text-properties fo:color="#0066cc" loext:opacity="100%" fo:font-size="40pt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A0. EEZ Studio Actions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A0. EEZ Studio Actions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Studio Actions</dc:title>
    <meta:document-statistic meta:table-count="0" meta:image-count="0" meta:object-count="0" meta:page-count="1" meta:paragraph-count="6" meta:word-count="14" meta:character-count="65" meta:non-whitespace-character-count="5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